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Myriad Pro" svg:font-family="'Myriad Pro'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2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4" style:family="paragraph" style:parent-style-name="Heading_20_4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333333" style:font-name="Myriad Pro" fo:font-size="12pt" fo:letter-spacing="normal" fo:font-style="normal" fo:font-weight="bold"/>
    </style:style>
    <style:style style:name="T2" style:family="text">
      <style:text-properties fo:font-variant="normal" fo:text-transform="none" fo:color="#333333" style:font-name="Myriad Pro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Myriad Pro" fo:letter-spacing="normal" fo:font-style="normal" fo:font-weight="bold"/>
    </style:style>
    <style:style style:name="T4" style:family="text">
      <style:text-properties fo:font-variant="normal" fo:text-transform="none" fo:color="#333333" style:font-name="Myriad Pro" fo:letter-spacing="normal" fo:font-style="normal" fo:font-weight="normal"/>
    </style:style>
    <style:style style:name="T5" style:family="text">
      <style:text-properties fo:font-variant="normal" fo:text-transform="none" fo:color="#333333" style:font-name="Myriad Pro" fo:font-size="11pt" fo:letter-spacing="normal" fo:font-style="normal" fo:font-weight="bold" style:font-size-asian="11pt" style:font-size-complex="11pt"/>
    </style:style>
    <style:style style:name="T6" style:family="text">
      <style:text-properties fo:font-variant="normal" fo:text-transform="none" fo:color="#333333" style:font-name="Myriad Pro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333333" fo:letter-spacing="normal"/>
    </style:style>
    <style:style style:name="T8" style:family="text">
      <style:text-properties fo:font-variant="normal" fo:text-transform="none" fo:color="#333333" fo:font-size="11pt" fo:letter-spacing="normal" style:font-size-asian="11pt" style:font-size-complex="11pt"/>
    </style:style>
    <style:style style:name="T9" style:family="text">
      <style:text-properties fo:font-variant="normal" fo:text-transform="none" fo:color="#444444" style:font-name="arial" fo:letter-spacing="normal" fo:font-style="normal" fo:font-weight="normal"/>
    </style:style>
    <style:style style:name="T10" style:family="text">
      <style:text-properties fo:font-variant="normal" fo:text-transform="none" fo:color="#444444" style:font-name="arial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5757a6" style:text-line-through-style="none" style:font-name="arial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5757a6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13" style:family="text">
      <style:text-properties fo:font-variant="normal" fo:text-transform="none" fo:color="#464653" style:font-name="Arial1" fo:letter-spacing="normal" fo:font-style="normal" fo:font-weight="bold"/>
    </style:style>
    <style:style style:name="T14" style:family="text">
      <style:text-properties fo:font-variant="normal" fo:text-transform="none" fo:color="#464653" style:font-name="Arial1" fo:font-size="12pt" fo:letter-spacing="normal" fo:font-style="normal" fo:font-weight="bold"/>
    </style:style>
    <style:style style:name="T15" style:family="text">
      <style:text-properties fo:font-variant="normal" fo:text-transform="none" fo:color="#464653" style:font-name="Arial1" fo:font-size="11pt" fo:letter-spacing="normal" fo:font-style="normal" fo:font-weight="bold" style:font-size-asian="11pt" style:font-size-complex="11pt"/>
    </style:style>
    <style:style style:name="T16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paper says food intolerances in children cause CoQ10 deficiency.</text:p>
      <text:p text:style-name="Standard"/>
      <text:p text:style-name="Standard">http://www.sciencedirect.com/science/article/pii/S1567724910001546 </text:p>
      <text:p text:style-name="Standard"/>
      <text:p text:style-name="Standard">I have had food sensitivities especially to BHT ever since the mid 2000's (when I started long distance running). <text:s/>Last year I seemed to have a handle on it by drinking Apple Juice and taking Quercetin. <text:s/>This year rash on my leg got worse even to the point that I scratche legs enough to draw bood in some cases.</text:p>
      <text:p text:style-name="Standard"/>
      <text:p text:style-name="P1">Ever since I have been taking CoQ10 my legs have cleared up. <text:s/>Maybe it is the other way around for the childe studied. <text:s/>Maybe Co Q10 deficiency causes food sensitivities.</text:p>
      <text:p text:style-name="Standard"/>
      <text:p text:style-name="Standard"/>
      <text:p text:style-name="P1">Also I have had T3 tested 2 times last year and 2 times this year. <text:s/>Every time it has been low with the last time below normal. <text:s/>The last test was before I was taking CoQ10 for very long. <text:s/>Low T3 indicates illness of some kind in the body. <text:s/>It will be interesting to see results of T3 that will be done in the spring of 2017. <text:s text:c="2"/>Look up low T3 syndrome on line.</text:p>
      <text:p text:style-name="Standard"/>
      <text:p text:style-name="Standard">Glaucoma and CoQ10</text:p>
      <text:p text:style-name="Standard"><text:a xlink:type="simple" xlink:href="http://umm.edu/health/medical/altmed/condition/glaucoma" text:style-name="Internet_20_link" text:visited-style-name="Visited_20_Internet_20_Link">http://umm.edu/health/medical/altmed/condition/glaucoma</text:a></text:p>
      <text:p text:style-name="Standard"/>
      <text:p text:style-name="Standard"><text:a xlink:type="simple" xlink:href="https://www.ncbi.nlm.nih.gov/pubmed/2476627" text:style-name="Internet_20_link" text:visited-style-name="Visited_20_Internet_20_Link">https://www.ncbi.nlm.nih.gov/pubmed/2476627</text:a></text:p>
      <text:p text:style-name="Standard"/>
      <text:p text:style-name="Standard"><text:a xlink:type="simple" xlink:href="http://www.fiteyes.com/Use-coenzyme-Q10-with-timolol-eye-drops-for-glaucoma" text:style-name="Internet_20_link" text:visited-style-name="Visited_20_Internet_20_Link">http://www.fiteyes.com/Use-coenzyme-Q10-with-timolol-eye-drops-for-glaucoma</text:a></text:p>
      <text:p text:style-name="Standard"/>
      <text:p text:style-name="P2"><text:a xlink:type="simple" xlink:href="http://www.lifeextension.com/Protocols/Eye-Ear/Glaucoma/Page-01" text:style-name="Internet_20_link" text:visited-style-name="Visited_20_Internet_20_Link"><text:span text:style-name="Emphasis"><text:span text:style-name="T1">http://www.lifeextension.com/Protocols/Eye-Ear/Glaucoma/Page-01</text:span></text:span></text:a></text:p>
      <text:p text:style-name="P2"><text:span text:style-name="Emphasis"><text:span text:style-name="T1"/></text:span></text:p>
      <text:h text:style-name="P4" text:outline-level="4"><text:a xlink:type="simple" xlink:href="http://www.medscape.com/viewarticle/730189_4" text:style-name="Internet_20_link" text:visited-style-name="Visited_20_Internet_20_Link"><text:span text:style-name="Emphasis"><text:span text:style-name="T14">http://www.medscape.com/viewarticle/730189_4</text:span></text:span></text:a></text:h>
      <text:p text:style-name="P3"><text:span text:style-name="Emphasis"><text:span text:style-name="T14"/></text:span></text:p>
      <text:p text:style-name="Standard">Also at Mayo Clinic:</text:p>
      <text:p text:style-name="P2"><text:a xlink:type="simple" xlink:href="http://www.mayoclinic.org/drugs-supplements/coenzyme-q10/evidence/hrb-20059019" text:style-name="Internet_20_link" text:visited-style-name="Visited_20_Internet_20_Link"><text:span text:style-name="Emphasis"><text:span text:style-name="T15">http://www.mayoclinic.org/drugs-supplements/coenzyme-q10/evidence/hrb-20059019</text:span></text:span></text:a></text:p>
      <text:p text:style-name="P2"><text:span text:style-name="Emphasis"><text:span text:style-name="T15"/></text:span></text:p>
      <text:p text:style-name="P2"><text:span text:style-name="Emphasis"><text:span text:style-name="T5">http://www.lifeextension.com/Protocols/Eye-Ear/Glaucoma/Page-01</text:span></text:span></text:p>
      <text:p text:style-name="P2"><text:span text:style-name="Strong_20_Emphasis"><text:span text:style-name="Emphasis"><text:span text:style-name="T5">“Coenzyme CoQ10</text:span></text:span></text:span><text:span text:style-name="T8"> </text:span><text:span text:style-name="T6">and </text:span><text:span text:style-name="Strong_20_Emphasis"><text:span text:style-name="Emphasis"><text:span text:style-name="T5">pyrroloquinoline quinone </text:span></text:span></text:span><text:span text:style-name="T6">(PQQ) are two chief mitochondrial-supporting natural compounds available in the form of dietary supplements. Both of these compounds have been shown to protect mitochondrial function in a variety of disease states, and may help sustain ganglion cell mitochondrial health in individuals with glaucoma (Quinzii 2010; Rucker 2009).”</text:span></text:p>
      <text:p text:style-name="P2"><text:a xlink:type="simple" xlink:href="http://www.medscape.com/viewarticle/730189_4" text:style-name="Internet_20_link" text:visited-style-name="Visited_20_Internet_20_Link"><text:span text:style-name="T6"/></text:a></text:p>
      <text:p text:style-name="P2"><text:a xlink:type="simple" xlink:href="http://www.medscape.com/viewarticle/730189_4" text:style-name="Internet_20_link" text:visited-style-name="Visited_20_Internet_20_Link">http://www.medscape.com/viewarticle/730189_4</text:a><text:span text:style-name="T15">“Antioxidants/Free-radical Scavengers </text:span><text:span text:style-name="T10">Coenzyme Q10 (CoQ10) provides protection in neurodegenerative conditions such as Huntington's, Parkinson's and Alzheimer's disease.</text:span><text:a xlink:type="simple" xlink:href="javascript:newshowcontent('active','references');" text:style-name="Internet_20_link" text:visited-style-name="Visited_20_Internet_20_Link"><text:span text:style-name="T12">[57]</text:span></text:a><text:span text:style-name="T10"> Several mechanisms of action are possible.</text:span><text:a xlink:type="simple" xlink:href="javascript:newshowcontent('active','references');" text:style-name="Internet_20_link" text:visited-style-name="Visited_20_Internet_20_Link"><text:span text:style-name="T12">[58–60]</text:span></text:a><text:span text:style-name="T10"> First, as CoQ10 is an important component of the mitochondrial electron transport chain, it potentiates energy production to overcome the consequences of excessive glutamate. Second, it inhibits the transcription factor NF-κB, responsible for inflammation and autoimmune disease. Third, it inhibits opening of the mitochondrial permeability transition pore (PTP), which is involved in cell death pathways. Finally, as a free-radical scavenger, CoQ10 prevents oxidative damage to critical cellular structures caused by oxidative stress.</text:span><text:a xlink:type="simple" xlink:href="javascript:newshowcontent('active','references');" text:style-name="Internet_20_link" text:visited-style-name="Visited_20_Internet_20_Link"><text:span text:style-name="T12">[29]</text:span></text:a><text:span text:style-name="T10"> In animal models, CoQ10 protects retinal ganglion cells in ischemia perfusion–reperfusion models</text:span><text:a xlink:type="simple" xlink:href="javascript:newshowcontent('active','references');" text:style-name="Internet_20_link" text:visited-style-name="Visited_20_Internet_20_Link"><text:span text:style-name="T12">[29,59]</text:span></text:a><text:span text:style-name="T10"> and oxidative stress.</text:span><text:a xlink:type="simple" xlink:href="javascript:newshowcontent('active','references');" text:style-name="Internet_20_link" text:visited-style-name="Visited_20_Internet_20_Link"><text:span text:style-name="T12">[61]</text:span></text:a><text:span text:style-name="T10"> No human clinical trials have been published on the use of CoQ10 to date.”</text:span></text:p>
      <text:p text:style-name="P3"><text:span text:style-name="T9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Myriad Pro" svg:font-family="'Myriad Pro'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3:24:47.89</meta:creation-date>
    <dc:date>2016-10-05T15:35:16.19</dc:date>
    <dc:creator>James Lombardi</dc:creator>
    <meta:editing-duration>PT48M21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16" meta:word-count="365" meta:character-count="2823"/>
  </office:meta>
</office:document-meta>
</file>